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372cm" fo:min-width="5.285cm"/>
    </style:style>
    <style:style style:name="gr2" style:family="graphic" style:parent-style-name="standard">
      <style:graphic-properties draw:fill="none" draw:textarea-horizontal-align="justify" draw:textarea-vertical-align="top" draw:auto-grow-height="false" fo:min-height="0.891cm" fo:min-width="5.285cm"/>
    </style:style>
    <style:style style:name="gr3" style:family="graphic" style:parent-style-name="standard">
      <style:graphic-properties draw:fill="none" draw:textarea-horizontal-align="justify" draw:textarea-vertical-align="top" draw:auto-grow-height="false" fo:min-height="5.572cm" fo:min-width="5.285cm"/>
    </style:style>
    <style:style style:name="gr4" style:family="graphic" style:parent-style-name="objectwithoutfill">
      <style:graphic-properties draw:stroke="dash" draw:stroke-dash="Fine_20_Dashed" svg:stroke-width="0.053cm" draw:marker-start-width="0.279cm" draw:marker-end="Short_20_line_20_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fill="none" draw:textarea-horizontal-align="justify" draw:textarea-vertical-align="top" draw:auto-grow-height="false" fo:min-height="0.833cm" fo:min-width="4.19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5.082cm"/>
    </style:style>
    <style:style style:name="gr7" style:family="graphic" style:parent-style-name="standard">
      <style:graphic-properties draw:fill="none" draw:textarea-horizontal-align="justify" draw:textarea-vertical-align="top" draw:auto-grow-height="false" fo:min-height="13.599cm" fo:min-width="13.646cm"/>
    </style:style>
    <style:style style:name="gr8" style:family="graphic" style:parent-style-name="objectwithoutfill">
      <style:graphic-properties draw:marker-end="Arrow" draw:marker-end-width="0.3cm" draw:fill="solid" draw:textarea-vertical-align="middle"/>
    </style:style>
    <style:style style:name="gr9" style:family="graphic" style:parent-style-name="standard">
      <style:graphic-properties draw:fill="none" draw:textarea-horizontal-align="justify" draw:textarea-vertical-align="top" draw:auto-grow-height="false" fo:min-height="0.301cm" fo:min-width="5.945cm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0.372cm" fo:min-width="5.945cm"/>
    </style:style>
    <style:style style:name="gr11" style:family="graphic" style:parent-style-name="standard" style:list-style-name="L1">
      <style:graphic-properties draw:fill="none" draw:textarea-horizontal-align="justify" draw:textarea-vertical-align="top" draw:auto-grow-height="false" fo:min-height="2.059cm" fo:min-width="5.945cm"/>
    </style:style>
    <style:style style:name="gr12" style:family="graphic" style:parent-style-name="standard">
      <style:graphic-properties draw:fill="solid" draw:fill-color="#dddddd" draw:textarea-horizontal-align="justify" draw:textarea-vertical-align="top" draw:auto-grow-height="false" fo:min-height="1.455cm" fo:min-width="4.03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73cm" fo:min-width="5.08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5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5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3.55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3.05cm"/>
    </style:style>
    <style:style style:name="gr18" style:family="graphic" style:parent-style-name="standard">
      <style:graphic-properties draw:fill="solid" draw:fill-color="#dddddd" draw:textarea-horizontal-align="justify" draw:textarea-vertical-align="top" draw:auto-grow-height="false" fo:min-height="0.963cm" fo:min-width="5.21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cm" fo:min-width="3.892cm"/>
    </style:style>
    <style:style style:name="gr20" style:family="graphic" style:parent-style-name="standard">
      <style:graphic-properties draw:fill="solid" draw:fill-color="#dddddd" draw:textarea-horizontal-align="justify" draw:textarea-vertical-align="top" draw:auto-grow-height="false" fo:min-height="0.512cm" fo:min-width="4.03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1.8000001907349pt" fo:font-weight="bold" style:font-size-asian="12pt" style:font-weight-asian="bold" style:font-size-complex="12pt" style:font-weight-complex="bold"/>
    </style:style>
    <style:style style:name="P3" style:family="paragraph">
      <style:paragraph-properties fo:text-align="start"/>
    </style:style>
    <style:style style:name="P4" style:family="paragraph">
      <loext:graphic-properties draw:fill="none"/>
      <style:paragraph-properties fo:text-align="start"/>
      <style:text-properties fo:font-size="9.80000019073486pt" style:font-size-asian="10pt" style:font-size-complex="10pt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/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color="#c9211e" style:font-name="Liberation Mono" fo:font-size="11.8000001907349pt" fo:font-style="italic" style:font-size-asian="12pt" style:font-style-asian="italic" style:font-size-complex="12pt" style:font-style-complex="italic"/>
    </style:style>
    <style:style style:name="P9" style:family="paragraph">
      <loext:graphic-properties draw:fill="none"/>
      <style:paragraph-properties fo:text-align="start"/>
      <style:text-properties fo:color="#c9211e" style:font-name="Lucida Console1" fo:font-size="11.8000001907349pt" style:font-size-asian="12pt" style:font-size-complex="12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9.80000019073486pt" style:font-size-asian="10pt" style:font-size-complex="10pt"/>
    </style:style>
    <style:style style:name="P11" style:family="paragraph">
      <loext:graphic-properties draw:fill="solid" draw:fill-color="#dddddd"/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paragraph-properties fo:text-align="start"/>
      <style:text-properties fo:font-size="9.80000019073486pt" fo:font-weight="normal" style:font-size-asian="12pt" style:font-weight-asian="bold" style:font-size-complex="12pt" style:font-weight-complex="bold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a933" fo:font-size="10pt" style:font-size-asian="10pt" style:font-size-complex="10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ucida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000000" fo:font-size="10pt" fo:font-style="normal" style:font-size-asian="10pt" style:font-style-asian="normal" style:font-size-complex="10pt" style:font-style-complex="normal"/>
    </style:style>
    <style:style style:name="T7" style:family="text">
      <style:text-properties fo:color="#000000" fo:font-size="10pt" fo:font-style="normal" fo:font-weight="normal" style:font-size-asian="12pt" style:font-style-asian="normal" style:font-weight-asian="bold" style:font-size-complex="12pt" style:font-style-complex="normal" style:font-weight-complex="bold"/>
    </style:style>
    <style:style style:name="T8" style:family="text">
      <style:text-properties fo:font-size="10pt" fo:font-weight="bold" style:font-size-asian="12pt" style:font-weight-asian="bold" style:font-size-complex="12pt" style:font-weight-complex="bold"/>
    </style:style>
    <style:style style:name="T9" style:family="text">
      <style:text-properties fo:font-size="10pt" fo:font-weight="normal" style:font-size-asian="12pt" style:font-weight-asian="bold" style:font-size-complex="12pt" style:font-weight-complex="bold"/>
    </style:style>
    <style:style style:name="T10" style:family="text">
      <style:text-properties fo:color="#c9211e" style:font-name="Liberation Mono" fo:font-size="12pt" fo:font-style="italic" style:font-size-asian="12pt" style:font-style-asian="italic" style:font-size-complex="12pt" style:font-style-complex="italic"/>
    </style:style>
    <style:style style:name="T11" style:family="text">
      <style:text-properties fo:color="#c9211e" style:font-name="Lucida Console1" fo:font-size="12pt" style:font-size-asian="12pt" style:font-size-complex="12pt"/>
    </style:style>
    <style:style style:name="T12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Microsoft YaHei" style:font-size-asian="12pt" style:font-style-asian="normal" style:font-weight-asian="bold" style:font-name-complex="Lucida Sans" style:font-size-complex="12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size="10pt" fo:font-style="italic" style:font-size-asian="10pt" style:font-style-asian="italic" style:font-size-complex="10pt" style:font-style-complex="italic"/>
    </style:style>
    <style:style style:name="T14" style:family="text">
      <style:text-properties fo:color="#00a933" fo:font-size="10pt" fo:font-weight="normal" style:font-size-asian="12pt" style:font-weight-asian="bold" style:font-size-complex="12pt" style:font-weight-complex="bold"/>
    </style:style>
    <style:style style:name="T15" style:family="text">
      <style:text-properties fo:color="#000000" style:font-name="Liberation Sans2" fo:font-size="10pt" fo:font-style="normal" style:font-size-asian="10pt" style:font-style-asian="normal" style:font-size-complex="10pt" style:font-style-complex="normal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1pt" style:font-style-asian="normal" style:font-weight-asian="normal" style:font-name-complex="Lucida 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style:font-name="Liberation Sans2" fo:font-size="10pt" fo:font-style="normal" fo:font-weight="normal" style:font-size-asian="12pt" style:font-style-asian="normal" style:font-weight-asian="bold" style:font-size-complex="1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785cm" svg:height="0.622cm" svg:x="12.569cm" svg:y="3.211cm">
          <text:p text:style-name="P1"><text:span text:style-name="T1">ds_course::CircularList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785cm" svg:height="1.141cm" svg:x="12.569cm" svg:y="3.833cm">
          <text:p text:style-name="P3"><text:span text:style-name="T2">- tail: CLNode*</text:span></text:p>
          <text:p text:style-name="P3"><text:span text:style-name="T3">- size: int</text:span></text:p>
          <text:p text:style-name="P3"><text:span text:style-name="T2"><text:s/>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785cm" svg:height="5.822cm" svg:x="12.569cm" svg:y="4.973cm">
          <text:p text:style-name="P3"><text:span text:style-name="T2">+ CircularList() <text:s text:c="5"/></text:span><text:span text:style-name="T4">constructor</text:span></text:p>
          <text:p text:style-name="P3"><text:span text:style-name="T2">+ ~CircularList() <text:s text:c="3"/></text:span><text:span text:style-name="T4">destructor</text:span></text:p>
          <text:p text:style-name="P3"><text:span text:style-name="T2">+ bool isEmpty() const</text:span></text:p>
          <text:p text:style-name="P3"><text:span text:style-name="T2">+ int&amp; head()</text:span></text:p>
          <text:p text:style-name="P3"><text:span text:style-name="T2">+ int&amp; tail()</text:span></text:p>
          <text:p text:style-name="P3"><text:span text:style-name="T2">+ void pushFront(int val)</text:span></text:p>
          <text:p text:style-name="P3"><text:span text:style-name="T5">+ </text:span><text:span text:style-name="T2">void popFront()</text:span></text:p>
          <text:p text:style-name="P3"><text:span text:style-name="T2">+ void insertAt(int pos, int val)</text:span></text:p>
          <text:p text:style-name="P3"><text:span text:style-name="T2">+ void eraseAt(int pos)</text:span></text:p>
          <text:p text:style-name="P3"><text:span text:style-name="T2">+ void assignAt(int pos, int val)</text:span></text:p>
          <text:p text:style-name="P5"><text:span text:style-name="T6">+ void moveNext()</text:span></text:p>
          <text:p text:style-name="P5"><text:span text:style-name="T6">+ void movePrev() </text:span></text:p>
          <text:p text:style-name="P3"><text:span text:style-name="T6">+ int getSize()</text:span></text:p>
          <text:p text:style-name="P3"><text:span text:style-name="T7">+ string toString() cons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9.21cm" svg:y1="4.953cm" svg:x2="12.569cm" svg:y2="6.865cm">
          <text:p/>
        </draw:line>
        <draw:custom-shape draw:style-name="gr5" draw:text-style-name="P7" draw:layer="layout" svg:width="4.699cm" svg:height="1.083cm" svg:x="4.511cm" svg:y="4.378cm">
          <text:p text:style-name="P3"><text:span text:style-name="T8">+ main():int</text:span></text:p>
          <text:p text:style-name="P3"><text:span text:style-name="T9"/></text:p>
          <text:p text:style-name="P3"><text:span text:style-name="T9"/></text:p>
          <text:p text:style-name="P3"><text:span text:style-name="T9"/></text:p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6.598cm" svg:height="0.729cm" svg:x="4.771cm" svg:y="3.683cm">
          <draw:text-box>
            <text:p><text:span text:style-name="T10">src/CircularListMain.cpp</text:span></text:p>
          </draw:text-box>
        </draw:frame>
        <draw:line draw:style-name="gr4" draw:text-style-name="P6" draw:layer="layout" svg:x1="9.21cm" svg:y1="8.89cm" svg:x2="12.569cm" svg:y2="7.984cm">
          <text:p/>
        </draw:line>
        <draw:custom-shape draw:style-name="gr7" draw:text-style-name="P9" draw:layer="layout" svg:width="14.918cm" svg:height="14.621cm" svg:x="4.334cm" svg:y="2.016cm">
          <text:p text:style-name="P3"><text:span text:style-name="T11">${ds-workspace}/lab2-1/</text:span></text:p>
          <draw:enhanced-geometry svg:viewBox="0 0 21600 21600" draw:path-stretchpoint-x="10800" draw:path-stretchpoint-y="10800" draw:text-areas="?f3 ?f4 ?f5 ?f6" draw:type="round-rectangle" draw:modifiers="1950.171428571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6" draw:layer="layout" svg:x1="15.306cm" svg:y1="10.795cm" svg:x2="15.306cm" svg:y2="12.7cm">
          <text:p/>
        </draw:line>
        <draw:custom-shape draw:style-name="gr9" draw:text-style-name="P7" draw:layer="layout" svg:width="6.445cm" svg:height="0.551cm" svg:x="11.695cm" svg:y="15.573cm">
          <text:p text:style-name="P3"><text:span text:style-name="T7"/></text:p>
          <text:p text:style-name="P3"><text:span text:style-name="T7"/></text:p>
          <text:p text:style-name="P3"><text:span text:style-name="T7"/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6.445cm" svg:height="0.622cm" svg:x="11.695cm" svg:y="12.65cm">
          <text:p text:style-name="P1"><text:span text:style-name="T1">ds_course::CLNode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6.445cm" svg:height="2.309cm" svg:x="11.695cm" svg:y="13.25cm">
          <text:p text:style-name="P5"><text:span text:style-name="T7">- info: int </text:span></text:p>
          <text:p text:style-name="P3"><text:span text:style-name="T12">- next: </text:span><text:span text:style-name="T7">CLNode* </text:span></text:p>
          <text:p text:style-name="P3"><text:span text:style-name="T12">- prev: </text:span><text:span text:style-name="T7">CLNode*</text:span></text:p>
          <text:p text:style-name="P3"><text:span text:style-name="T13">(make CircularList a “friend” so it can write these private fields)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4.535cm" svg:height="1.705cm" svg:x="4.7cm" svg:y="7.693cm">
          <text:p text:style-name="P3"><text:span text:style-name="T14">TEST_CASE(…)</text:span></text:p>
          <text:p text:style-name="P3"><text:span text:style-name="T14">TEST_CASE(…)</text:span></text:p>
          <text:p text:style-name="P3"><text:span text:style-name="T14">TEST_CASE(...)</text:span></text:p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7.106cm" svg:height="1.123cm" svg:x="4.517cm" svg:y="6.693cm">
          <draw:text-box>
            <text:p><text:span text:style-name="T15">(Supplied by instructor)</text:span></text:p>
            <text:p><text:span text:style-name="T10">test/test_CircularList.cpp</text:span></text:p>
          </draw:text-box>
        </draw:frame>
        <draw:frame draw:style-name="gr14" draw:text-style-name="P12" draw:layer="layout" svg:width="2.454cm" svg:height="0.683cm" svg:x="5.359cm" svg:y="6.185cm">
          <draw:text-box>
            <text:p><text:span text:style-name="T5">«</text:span><text:span text:style-name="T16">unit tests</text:span><text:span text:style-name="T2">»</text:span></text:p>
          </draw:text-box>
        </draw:frame>
        <draw:frame draw:style-name="gr15" draw:text-style-name="P8" draw:layer="layout" svg:width="5.582cm" svg:height="0.729cm" svg:x="12.766cm" svg:y="2.149cm">
          <draw:text-box>
            <text:p><text:span text:style-name="T10">src/CircularList.cpp</text:span></text:p>
          </draw:text-box>
        </draw:frame>
        <draw:frame draw:style-name="gr16" draw:text-style-name="P8" draw:layer="layout" svg:width="4.109cm" svg:height="1.123cm" svg:x="11.197cm" svg:y="11.48cm">
          <draw:text-box>
            <text:p><text:span text:style-name="T15">Can define this class in</text:span></text:p>
            <text:p><text:span text:style-name="T10">CircleList.cpp</text:span></text:p>
          </draw:text-box>
        </draw:frame>
        <draw:frame draw:style-name="gr17" draw:text-style-name="P8" draw:layer="layout" svg:width="5.074cm" svg:height="0.729cm" svg:x="12.772cm" svg:y="2.681cm">
          <draw:text-box>
            <text:p><text:span text:style-name="T10">src/CircularList.h</text:span></text:p>
          </draw:text-box>
        </draw:frame>
        <draw:custom-shape draw:style-name="gr18" draw:text-style-name="P11" draw:layer="layout" svg:width="5.715cm" svg:height="1.213cm" svg:x="4.638cm" svg:y="13.392cm">
          <text:p/>
          <draw:enhanced-geometry svg:viewBox="0 0 21600 21600" draw:type="rectangle" draw:enhanced-path="M 0 0 L 21600 0 21600 21600 0 21600 0 0 Z N"/>
        </draw:custom-shape>
        <draw:frame draw:style-name="gr19" draw:text-style-name="P8" draw:layer="layout" svg:width="4.392cm" svg:height="1.123cm" svg:x="4.638cm" svg:y="12.339cm">
          <draw:text-box>
            <text:p><text:span text:style-name="T17">(from Catch2 framework)</text:span></text:p>
            <text:p><text:span text:style-name="T10">test/catch.hpp</text:span></text:p>
          </draw:text-box>
        </draw:frame>
        <draw:line draw:style-name="gr4" draw:text-style-name="P6" draw:layer="layout" svg:x1="8.821cm" svg:y1="11.43cm" svg:x2="9.329cm" svg:y2="13.462cm">
          <text:p/>
        </draw:line>
        <draw:custom-shape draw:style-name="gr20" draw:text-style-name="P11" draw:layer="layout" svg:width="4.535cm" svg:height="0.762cm" svg:x="4.638cm" svg:y="10.795cm">
          <text:p text:style-name="P13"><text:span text:style-name="T8">+ main():int</text:span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9.21cm" svg:y1="9.398cm" svg:x2="10.226cm" svg:y2="13.462cm">
          <text:p/>
        </draw:line>
        <draw:line draw:style-name="gr4" draw:text-style-name="P6" draw:layer="layout" svg:x1="8.575cm" svg:y1="10.795cm" svg:x2="8.575cm" svg:y2="9.398cm">
          <text:p/>
        </draw:line>
        <draw:frame draw:style-name="gr13" draw:text-style-name="P8" draw:layer="layout" svg:width="5.582cm" svg:height="1.123cm" svg:x="4.517cm" svg:y="9.694cm">
          <draw:text-box>
            <text:p><text:span text:style-name="T15">(Supplied by instructor)</text:span></text:p>
            <text:p><text:span text:style-name="T10">test/main.cp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Mono" svg:font-family="'Liberation Mono'" style:font-family-generic="modern" style:font-pitch="fixed"/>
    <style:font-face style:name="Lucida Console1" svg:font-family="'Lucida Console'" style:font-family-generic="modern" style:font-pitch="fixed"/>
    <style:font-face style:name="Liberation Mono1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27cm" fo:margin-bottom="1.27cm" fo:margin-left="1.59cm" fo:margin-right="1.59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9-23T09:10:16.385000000</meta:creation-date>
    <dc:date>2021-09-27T02:31:17.084000000</dc:date>
    <meta:editing-duration>PT3H31M50S</meta:editing-duration>
    <meta:editing-cycles>23</meta:editing-cycles>
    <meta:generator>LibreOffice/6.3.2.2$Windows_X86_64 LibreOffice_project/98b30e735bda24bc04ab42594c85f7fd8be07b9c</meta:generator>
    <meta:document-statistic meta:object-count="25"/>
  </office:meta>
</office:document-meta>
</file>